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s.initializeClient( ClassLoader cl , Object client , ControlBeanContext cb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ontrols.instantiate( ClassLoader cl , String beanName , PropertyMap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s.instantiate( ClassLoader cl , String beanName , PropertyMap props , ControlBeanContext cbc , Stri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rols.instantiate( Class &lt; T &gt; beanClass , PropertyMap props , ControlBeanContext context , Stri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